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7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107cm"/>
    </style:style>
    <style:style style:name="co4" style:family="table-column">
      <style:table-column-properties fo:break-before="auto" style:column-width="3.7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66ff66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Minimum pack</text:p>
          </table:table-cell>
          <table:table-cell office:value-type="string" calcext:value-type="string">
            <text:p>Full suite</text:p>
          </table:table-cell>
        </table:table-row>
        <table:table-row table:style-name="ro1">
          <table:table-cell office:value-type="string" calcext:value-type="string">
            <text:p>STM32 board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 micro cabl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o module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,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USB Device</text:p>
          </table:table-cell>
          <table:table-cell/>
          <table:table-cell table:style-name="ce4" table:formula="of:=SUM([.C2:.C4])" office:value-type="float" office:value="3.35" calcext:value-type="float">
            <text:p>3,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M8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o module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,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 holder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 usb connector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 receiver 38KHz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uf capacitor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 indicators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tons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/silicon case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nsor</text:p>
          </table:table-cell>
          <table:table-cell/>
          <table:table-cell table:style-name="ce4" table:formula="of:=SUM([.C7:.C18])" office:value-type="float" office:value="2.85" calcext:value-type="float">
            <text:p>2,8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M32F0</text:p>
          </table:table-cell>
          <table:table-cell office:value-type="string" calcext:value-type="string">
            <text:p>Price is 0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8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o module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,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 holder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 LED x1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 transistors x1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tons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ance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case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eamer</text:p>
          </table:table-cell>
          <table:table-cell/>
          <table:table-cell table:style-name="ce4" table:formula="of:=SUM([.C21:.C31])" office:value-type="float" office:value="3.42" calcext:value-type="float">
            <text:p>3,4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/>
          <table:table-cell/>
          <table:table-cell table:style-name="ce2"/>
          <table:table-cell table:number-columns-repeated="2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number-columns-repeated="2"/>
          <table:table-cell table:style-name="ce3" table:formula="of:=[.D5]*[.C5]+[.D19]*[.C19]+[.D32]*[.C32]" office:value-type="float" office:value="29" calcext:value-type="float">
            <text:p>29</text:p>
          </table:table-cell>
          <table:table-cell table:style-name="ce3" table:formula="of:=[.E5]*[.C5]+[.E19]*[.C19]+[.E32]*[.C32]" office:value-type="float" office:value="66.05" calcext:value-type="float">
            <text:p>66,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ina  </meta:initial-creator>
    <meta:creation-date>2016-03-12T19:20:55.086710867</meta:creation-date>
    <dc:date>2016-03-12T19:49:48.860297135</dc:date>
    <dc:creator>Irina  </dc:creator>
    <meta:editing-duration>PT13M1S</meta:editing-duration>
    <meta:editing-cycles>6</meta:editing-cycles>
    <meta:generator>LibreOffice/4.2.8.2$Linux_X86_64 LibreOffice_project/420m0$Build-2</meta:generator>
    <meta:document-statistic meta:table-count="1" meta:cell-count="95" meta:object-count="0"/>
  </office:meta>
</office:document-meta>
</file>